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2"/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.00.0000</text:date>, <text:time style:data-style-name="N2" text:time-value="21:35:02.821251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9:45:40.645658213</meta:creation-date>
    <dc:date>2025-02-07T22:29:16.835243064</dc:date>
    <meta:editing-duration>PT10M40S</meta:editing-duration>
    <meta:editing-cycles>3</meta:editing-cycles>
    <meta:generator>LibreOffice/24.2.7.2$Linux_X86_64 LibreOffice_project/420$Build-2</meta:generator>
    <meta:document-statistic meta:table-count="1" meta:cell-count="55" meta:object-count="0"/>
  </office:meta>
</office:document-meta>
</file>